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272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1.7055in"/>
    </style:style>
    <style:style style:name="co5" style:family="table-column">
      <style:table-column-properties fo:break-before="auto" style:column-width="1.7134in"/>
    </style:style>
    <style:style style:name="co6" style:family="table-column">
      <style:table-column-properties fo:break-before="auto" style:column-width="1.7543in"/>
    </style:style>
    <style:style style:name="co7" style:family="table-column">
      <style:table-column-properties fo:break-before="auto" style:column-width="1.66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6.554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291in" fo:break-before="auto" style:use-optimal-row-height="true"/>
    </style:style>
    <style:style style:name="ro5" style:family="table-row">
      <style:table-row-properties style:row-height="0.1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Intensi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number-columns-repeated="2"/>
          <table:table-cell table:style-name="ce1" office:value-type="string">
            <text:p>0-10%</text:p>
          </table:table-cell>
          <table:table-cell table:style-name="ce1" office:value-type="string">
            <text:p>11-25%</text:p>
          </table:table-cell>
          <table:table-cell table:style-name="ce1" office:value-type="string">
            <text:p>25-50%</text:p>
          </table:table-cell>
          <table:table-cell table:style-name="ce1" office:value-type="string">
            <text:p>51-84%</text:p>
          </table:table-cell>
          <table:table-cell table:style-name="ce1" office:value-type="string">
            <text:p>85-100%</text:p>
          </table:table-cell>
          <table:table-cell table:style-name="ce1" table:number-columns-repeated="1016"/>
        </table:table-row>
        <table:table-row table:style-name="ro1">
          <table:table-cell table:number-columns-repeated="2"/>
          <table:table-cell table:style-name="ce1" office:value-type="string">
            <text:p>0 oktas</text:p>
          </table:table-cell>
          <table:table-cell table:style-name="ce1" office:value-type="string">
            <text:p>1-2 oktas</text:p>
          </table:table-cell>
          <table:table-cell table:style-name="ce1" office:value-type="string">
            <text:p>3-4 oktas</text:p>
          </table:table-cell>
          <table:table-cell table:style-name="ce1" office:value-type="string">
            <text:p>5-7 oktas</text:p>
          </table:table-cell>
          <table:table-cell table:style-name="ce1" office:value-type="string">
            <text:p>8 oktas</text:p>
          </table:table-cell>
          <table:table-cell table:style-name="ce1" table:number-columns-repeated="1016"/>
        </table:table-row>
        <table:table-row table:style-name="ro2">
          <table:table-cell table:number-columns-repeated="2"/>
          <table:table-cell table:style-name="ce1" office:value-type="string">
            <text:p>ясно</text:p>
          </table:table-cell>
          <table:table-cell table:style-name="ce1" office:value-type="string">
            <text:p>незначительные (рассеянные) облака</text:p>
          </table:table-cell>
          <table:table-cell table:style-name="ce1" office:value-type="string">
            <text:p>разбросанные (отдельные) облака</text:p>
          </table:table-cell>
          <table:table-cell table:style-name="ce1" office:value-type="string">
            <text:p>значительные (разорванные) облака</text:p>
          </table:table-cell>
          <table:table-cell table:style-name="ce1" office:value-type="string">
            <text:p>сплошные облака</text:p>
          </table:table-cell>
          <table:table-cell table:style-name="ce1" table:number-columns-repeated="1016"/>
        </table:table-row>
        <table:table-row table:style-name="ro2">
          <table:table-cell table:number-columns-repeated="2"/>
          <table:table-cell table:style-name="ce1" office:value-type="string">
            <text:p>SKC = 'No cloud/Sky clear'</text:p>
          </table:table-cell>
          <table:table-cell table:style-name="ce1" office:value-type="string">
            <text:p>FEW = 'Few'</text:p>
          </table:table-cell>
          <table:table-cell table:style-name="ce1" office:value-type="string">
            <text:p>SCT = 'Scattered'</text:p>
          </table:table-cell>
          <table:table-cell table:style-name="ce1" office:value-type="string">
            <text:p>BKN = 'Broken'</text:p>
          </table:table-cell>
          <table:table-cell table:style-name="ce1" office:value-type="string">
            <text:p>OVC = 'Overcast'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0-0.1 mm/h</text:p>
          </table:table-cell>
          <table:table-cell office:value-type="string">
            <text:p>no rain</text:p>
          </table:table-cell>
          <table:table-cell office:value-type="string">
            <text:p>Sky clear</text:p>
          </table:table-cell>
          <table:table-cell office:value-type="string">
            <text:p>Few clouds</text:p>
          </table:table-cell>
          <table:table-cell office:value-type="string">
            <text:p>Scattered clouds</text:p>
          </table:table-cell>
          <table:table-cell office:value-type="string">
            <text:p>Broken clouds</text:p>
          </table:table-cell>
          <table:table-cell office:value-type="string">
            <text:p>Overcast clouds</text:p>
          </table:table-cell>
          <table:table-cell table:number-columns-repeated="1016"/>
        </table:table-row>
        <table:table-row table:style-name="ro2">
          <table:table-cell office:value-type="string">
            <text:p>0.1-0.25 mm/h</text:p>
          </table:table-cell>
          <table:table-cell office:value-type="string">
            <text:p>very light rain</text:p>
          </table:table-cell>
          <table:table-cell office:value-type="string">
            <text:p>Very light precipitations, sky clear</text:p>
          </table:table-cell>
          <table:table-cell office:value-type="string">
            <text:p>Very light precipitations, few clouds</text:p>
          </table:table-cell>
          <table:table-cell office:value-type="string">
            <text:p>Very light precipitations, scattered clouds</text:p>
          </table:table-cell>
          <table:table-cell office:value-type="string">
            <text:p>Very light precipitations, broken clouds</text:p>
          </table:table-cell>
          <table:table-cell office:value-type="string">
            <text:p>Very light precipitations, overcast clouds</text:p>
          </table:table-cell>
          <table:table-cell table:number-columns-repeated="1016"/>
        </table:table-row>
        <table:table-row table:style-name="ro2">
          <table:table-cell office:value-type="string">
            <text:p>0.25-1 mm/h</text:p>
          </table:table-cell>
          <table:table-cell office:value-type="string">
            <text:p>light rain</text:p>
          </table:table-cell>
          <table:table-cell office:value-type="string">
            <text:p>Light precipitations, sky clear</text:p>
          </table:table-cell>
          <table:table-cell office:value-type="string">
            <text:p>Light precipitations, few clouds</text:p>
          </table:table-cell>
          <table:table-cell office:value-type="string">
            <text:p>Light precipitations, scattered clouds</text:p>
          </table:table-cell>
          <table:table-cell office:value-type="string">
            <text:p>Light precipitations, broken clouds</text:p>
          </table:table-cell>
          <table:table-cell office:value-type="string">
            <text:p>Light precipitations, overcast clouds</text:p>
          </table:table-cell>
          <table:table-cell table:number-columns-repeated="1016"/>
        </table:table-row>
        <table:table-row table:style-name="ro2">
          <table:table-cell office:value-type="string">
            <text:p>1-4 mm/h</text:p>
          </table:table-cell>
          <table:table-cell office:value-type="string">
            <text:p>moderate rain</text:p>
          </table:table-cell>
          <table:table-cell table:number-columns-repeated="2" office:value-type="string">
            <text:p>Moderate precipitations, few clouds</text:p>
          </table:table-cell>
          <table:table-cell office:value-type="string">
            <text:p>Moderate precipitations, scattered clouds</text:p>
          </table:table-cell>
          <table:table-cell office:value-type="string">
            <text:p>Moderate precipitations, broken clouds</text:p>
          </table:table-cell>
          <table:table-cell office:value-type="string">
            <text:p>Moderate precipitations, overcast clouds</text:p>
          </table:table-cell>
          <table:table-cell table:number-columns-repeated="1016"/>
        </table:table-row>
        <table:table-row table:style-name="ro1">
          <table:table-cell office:value-type="string">
            <text:p>4-16 mm/h</text:p>
          </table:table-cell>
          <table:table-cell office:value-type="string">
            <text:p>heavy rain</text:p>
          </table:table-cell>
          <table:table-cell table:number-columns-repeated="5" office:value-type="string">
            <text:p>Heavy precipitations</text:p>
          </table:table-cell>
          <table:table-cell table:number-columns-repeated="1016"/>
        </table:table-row>
        <table:table-row table:style-name="ro1">
          <table:table-cell office:value-type="string">
            <text:p>16-50 mm/h</text:p>
          </table:table-cell>
          <table:table-cell office:value-type="string">
            <text:p>very heavy rain</text:p>
          </table:table-cell>
          <table:table-cell table:number-columns-repeated="5" office:value-type="string">
            <text:p>Very heavy precipitations</text:p>
          </table:table-cell>
          <table:table-cell table:number-columns-repeated="1016"/>
        </table:table-row>
        <table:table-row table:style-name="ro1">
          <table:table-cell office:value-type="string">
            <text:p>&gt;50 mm/h</text:p>
          </table:table-cell>
          <table:table-cell office:value-type="string">
            <text:p>extreme rain</text:p>
          </table:table-cell>
          <table:table-cell table:number-columns-repeated="5" office:value-type="string">
            <text:p>Extreme precipitations</text:p>
          </table:table-cell>
          <table:table-cell table:number-columns-repeated="1016"/>
        </table:table-row>
        <table:table-row table:style-name="ro3" table:number-rows-repeated="2">
          <table:table-cell table:number-columns-repeated="1023"/>
        </table:table-row>
        <table:table-row table:style-name="ro1">
          <table:table-cell office:value-type="string">
            <text:p>&gt; 4 km</text:p>
          </table:table-cell>
          <table:table-cell office:value-type="string">
            <text:p>no snow</text:p>
          </table:table-cell>
          <table:table-cell table:number-columns-repeated="1021"/>
        </table:table-row>
        <table:table-row table:style-name="ro1">
          <table:table-cell office:value-type="string">
            <text:p>1-4 km</text:p>
          </table:table-cell>
          <table:table-cell office:value-type="string">
            <text:p>light snow</text:p>
          </table:table-cell>
          <table:table-cell table:number-columns-repeated="1021"/>
        </table:table-row>
        <table:table-row table:style-name="ro1">
          <table:table-cell office:value-type="string">
            <text:p>0.5-1 km</text:p>
          </table:table-cell>
          <table:table-cell office:value-type="string">
            <text:p>moderate snow</text:p>
          </table:table-cell>
          <table:table-cell table:number-columns-repeated="1021"/>
        </table:table-row>
        <table:table-row table:style-name="ro1">
          <table:table-cell office:value-type="string">
            <text:p>&lt; 0.5 km</text:p>
          </table:table-cell>
          <table:table-cell office:value-type="string">
            <text:p>heavy snow</text:p>
          </table:table-cell>
          <table:table-cell table:number-columns-repeated="1021"/>
        </table:table-row>
        <table:table-row table:style-name="ro3" table:number-rows-repeated="104855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Intensity (cut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number-columns-repeated="2"/>
          <table:table-cell table:style-name="ce1" office:value-type="string">
            <text:p>0-10%</text:p>
          </table:table-cell>
          <table:table-cell table:style-name="ce1" office:value-type="string">
            <text:p>11-25%</text:p>
          </table:table-cell>
          <table:table-cell table:style-name="ce1" office:value-type="string">
            <text:p>25-50%</text:p>
          </table:table-cell>
          <table:table-cell table:style-name="ce1" office:value-type="string">
            <text:p>51-84%</text:p>
          </table:table-cell>
          <table:table-cell table:style-name="ce1" office:value-type="string">
            <text:p>85-100%</text:p>
          </table:table-cell>
          <table:table-cell table:style-name="ce1" table:number-columns-repeated="1016"/>
        </table:table-row>
        <table:table-row table:style-name="ro1">
          <table:table-cell table:number-columns-repeated="2"/>
          <table:table-cell table:style-name="ce1" office:value-type="string">
            <text:p>0 oktas</text:p>
          </table:table-cell>
          <table:table-cell table:style-name="ce1" office:value-type="string">
            <text:p>1-2 oktas</text:p>
          </table:table-cell>
          <table:table-cell table:style-name="ce1" office:value-type="string">
            <text:p>3-4 oktas</text:p>
          </table:table-cell>
          <table:table-cell table:style-name="ce1" office:value-type="string">
            <text:p>5-7 oktas</text:p>
          </table:table-cell>
          <table:table-cell table:style-name="ce1" office:value-type="string">
            <text:p>8 oktas</text:p>
          </table:table-cell>
          <table:table-cell table:style-name="ce1" table:number-columns-repeated="1016"/>
        </table:table-row>
        <table:table-row table:style-name="ro2">
          <table:table-cell table:number-columns-repeated="2"/>
          <table:table-cell table:style-name="ce1" office:value-type="string">
            <text:p>ясно</text:p>
          </table:table-cell>
          <table:table-cell table:style-name="ce1" office:value-type="string">
            <text:p>незначительные (рассеянные) облака</text:p>
          </table:table-cell>
          <table:table-cell table:style-name="ce1" office:value-type="string">
            <text:p>разбросанные (отдельные) облака</text:p>
          </table:table-cell>
          <table:table-cell table:style-name="ce1" office:value-type="string">
            <text:p>значительные (разорванные) облака</text:p>
          </table:table-cell>
          <table:table-cell table:style-name="ce1" office:value-type="string">
            <text:p>сплошные облака</text:p>
          </table:table-cell>
          <table:table-cell table:style-name="ce1" table:number-columns-repeated="1016"/>
        </table:table-row>
        <table:table-row table:style-name="ro2">
          <table:table-cell table:number-columns-repeated="2"/>
          <table:table-cell table:style-name="ce1" office:value-type="string">
            <text:p>SKC = 'No cloud/Sky clear'</text:p>
          </table:table-cell>
          <table:table-cell table:style-name="ce1" office:value-type="string">
            <text:p>FEW = 'Few'</text:p>
          </table:table-cell>
          <table:table-cell table:style-name="ce1" office:value-type="string">
            <text:p>SCT = 'Scattered'</text:p>
          </table:table-cell>
          <table:table-cell table:style-name="ce1" office:value-type="string">
            <text:p>BKN = 'Broken'</text:p>
          </table:table-cell>
          <table:table-cell table:style-name="ce1" office:value-type="string">
            <text:p>OVC = 'Overcast'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0-0.1 mm/h</text:p>
          </table:table-cell>
          <table:table-cell office:value-type="string">
            <text:p>no rain</text:p>
          </table:table-cell>
          <table:table-cell office:value-type="string">
            <text:p>Sky clear</text:p>
          </table:table-cell>
          <table:table-cell office:value-type="string">
            <text:p>Few clouds</text:p>
          </table:table-cell>
          <table:table-cell office:value-type="string">
            <text:p>Scattered clouds</text:p>
          </table:table-cell>
          <table:table-cell office:value-type="string">
            <text:p>Broken clouds</text:p>
          </table:table-cell>
          <table:table-cell office:value-type="string">
            <text:p>Overcast clouds</text:p>
          </table:table-cell>
          <table:table-cell table:number-columns-repeated="1016"/>
        </table:table-row>
        <table:table-row table:style-name="ro4">
          <table:table-cell office:value-type="string">
            <text:p>0.1-1 mm/h</text:p>
          </table:table-cell>
          <table:table-cell office:value-type="string">
            <text:p>light rain</text:p>
          </table:table-cell>
          <table:table-cell office:value-type="string">
            <text:p>Light precipitations, sky clear</text:p>
          </table:table-cell>
          <table:table-cell office:value-type="string">
            <text:p>Light precipitations, few clouds</text:p>
          </table:table-cell>
          <table:table-cell office:value-type="string">
            <text:p>Light precipitations, scattered clouds</text:p>
          </table:table-cell>
          <table:table-cell office:value-type="string">
            <text:p>Light precipitations, broken clouds</text:p>
          </table:table-cell>
          <table:table-cell office:value-type="string">
            <text:p>Light precipitations, overcast clouds</text:p>
          </table:table-cell>
          <table:table-cell table:number-columns-repeated="1016"/>
        </table:table-row>
        <table:table-row table:style-name="ro5">
          <table:table-cell office:value-type="string">
            <text:p>1-4 mm/h</text:p>
          </table:table-cell>
          <table:table-cell office:value-type="string">
            <text:p>moderate rain</text:p>
          </table:table-cell>
          <table:table-cell table:number-columns-repeated="5" office:value-type="string">
            <text:p>Moderate precipitations</text:p>
          </table:table-cell>
          <table:table-cell table:number-columns-repeated="1016"/>
        </table:table-row>
        <table:table-row table:style-name="ro5">
          <table:table-cell office:value-type="string">
            <text:p>4-50 mm/h</text:p>
          </table:table-cell>
          <table:table-cell office:value-type="string">
            <text:p>heavy rain</text:p>
          </table:table-cell>
          <table:table-cell table:number-columns-repeated="5" office:value-type="string">
            <text:p>Heavy precipitations</text:p>
          </table:table-cell>
          <table:table-cell table:number-columns-repeated="1016"/>
        </table:table-row>
        <table:table-row table:style-name="ro1">
          <table:table-cell office:value-type="string">
            <text:p>&gt;50 mm/h</text:p>
          </table:table-cell>
          <table:table-cell office:value-type="string">
            <text:p>extreme rain</text:p>
          </table:table-cell>
          <table:table-cell table:number-columns-repeated="5" office:value-type="string">
            <text:p>Extreme precipitations</text:p>
          </table:table-cell>
          <table:table-cell table:number-columns-repeated="1016"/>
        </table:table-row>
        <table:table-row table:style-name="ro3" table:number-rows-repeated="2">
          <table:table-cell table:number-columns-repeated="1023"/>
        </table:table-row>
        <table:table-row table:style-name="ro1">
          <table:table-cell office:value-type="string">
            <text:p>&gt; 4 km</text:p>
          </table:table-cell>
          <table:table-cell office:value-type="string">
            <text:p>no snow</text:p>
          </table:table-cell>
          <table:table-cell table:number-columns-repeated="1021"/>
        </table:table-row>
        <table:table-row table:style-name="ro1">
          <table:table-cell office:value-type="string">
            <text:p>1-4 km</text:p>
          </table:table-cell>
          <table:table-cell office:value-type="string">
            <text:p>light snow</text:p>
          </table:table-cell>
          <table:table-cell table:number-columns-repeated="1021"/>
        </table:table-row>
        <table:table-row table:style-name="ro1">
          <table:table-cell office:value-type="string">
            <text:p>0.5-1 km</text:p>
          </table:table-cell>
          <table:table-cell office:value-type="string">
            <text:p>moderate snow</text:p>
          </table:table-cell>
          <table:table-cell table:number-columns-repeated="1021"/>
        </table:table-row>
        <table:table-row table:style-name="ro1">
          <table:table-cell office:value-type="string">
            <text:p>&lt; 0.5 km</text:p>
          </table:table-cell>
          <table:table-cell office:value-type="string">
            <text:p>heavy snow</text:p>
          </table:table-cell>
          <table:table-cell table:number-columns-repeated="1021"/>
        </table:table-row>
        <table:table-row table:style-name="ro3" table:number-rows-repeated="1048559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Intensity (cut, ru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number-columns-repeated="2"/>
          <table:table-cell table:style-name="ce1" office:value-type="string">
            <text:p>0-10%</text:p>
          </table:table-cell>
          <table:table-cell table:style-name="ce1" office:value-type="string">
            <text:p>11-25%</text:p>
          </table:table-cell>
          <table:table-cell table:style-name="ce1" office:value-type="string">
            <text:p>25-50%</text:p>
          </table:table-cell>
          <table:table-cell table:style-name="ce1" office:value-type="string">
            <text:p>51-84%</text:p>
          </table:table-cell>
          <table:table-cell table:style-name="ce1" office:value-type="string">
            <text:p>85-100%</text:p>
          </table:table-cell>
          <table:table-cell table:style-name="ce1" table:number-columns-repeated="1016"/>
        </table:table-row>
        <table:table-row table:style-name="ro1">
          <table:table-cell table:number-columns-repeated="2"/>
          <table:table-cell table:style-name="ce1" office:value-type="string">
            <text:p>0 oktas</text:p>
          </table:table-cell>
          <table:table-cell table:style-name="ce1" office:value-type="string">
            <text:p>1-2 oktas</text:p>
          </table:table-cell>
          <table:table-cell table:style-name="ce1" office:value-type="string">
            <text:p>3-4 oktas</text:p>
          </table:table-cell>
          <table:table-cell table:style-name="ce1" office:value-type="string">
            <text:p>5-7 oktas</text:p>
          </table:table-cell>
          <table:table-cell table:style-name="ce1" office:value-type="string">
            <text:p>8 oktas</text:p>
          </table:table-cell>
          <table:table-cell table:style-name="ce1" table:number-columns-repeated="1016"/>
        </table:table-row>
        <table:table-row table:style-name="ro2">
          <table:table-cell table:number-columns-repeated="2"/>
          <table:table-cell table:style-name="ce1" office:value-type="string">
            <text:p>ясно</text:p>
          </table:table-cell>
          <table:table-cell table:style-name="ce1" office:value-type="string">
            <text:p>незначительные (рассеянные) облака</text:p>
          </table:table-cell>
          <table:table-cell table:style-name="ce1" office:value-type="string">
            <text:p>разбросанные (отдельные) облака</text:p>
          </table:table-cell>
          <table:table-cell table:style-name="ce1" office:value-type="string">
            <text:p>значительные (разорванные) облака</text:p>
          </table:table-cell>
          <table:table-cell table:style-name="ce1" office:value-type="string">
            <text:p>сплошные облака</text:p>
          </table:table-cell>
          <table:table-cell table:style-name="ce1" table:number-columns-repeated="1016"/>
        </table:table-row>
        <table:table-row table:style-name="ro2">
          <table:table-cell table:number-columns-repeated="2"/>
          <table:table-cell table:style-name="ce1" office:value-type="string">
            <text:p>SKC = 'No cloud/Sky clear'</text:p>
          </table:table-cell>
          <table:table-cell table:style-name="ce1" office:value-type="string">
            <text:p>FEW = 'Few'</text:p>
          </table:table-cell>
          <table:table-cell table:style-name="ce1" office:value-type="string">
            <text:p>SCT = 'Scattered'</text:p>
          </table:table-cell>
          <table:table-cell table:style-name="ce1" office:value-type="string">
            <text:p>BKN = 'Broken'</text:p>
          </table:table-cell>
          <table:table-cell table:style-name="ce1" office:value-type="string">
            <text:p>OVC = 'Overcast'</text:p>
          </table:table-cell>
          <table:table-cell table:style-name="ce1" table:number-columns-repeated="1016"/>
        </table:table-row>
        <table:table-row table:style-name="ro5">
          <table:table-cell office:value-type="string">
            <text:p>0-0.1 mm/h</text:p>
          </table:table-cell>
          <table:table-cell office:value-type="string">
            <text:p>no rain</text:p>
          </table:table-cell>
          <table:table-cell office:value-type="string">
            <text:p>Ясно</text:p>
          </table:table-cell>
          <table:table-cell office:value-type="string">
            <text:p>Малооблачно</text:p>
          </table:table-cell>
          <table:table-cell office:value-type="string">
            <text:p>Переменная облачность</text:p>
          </table:table-cell>
          <table:table-cell office:value-type="string">
            <text:p>Облачно</text:p>
          </table:table-cell>
          <table:table-cell office:value-type="string">
            <text:p>Пасмурно</text:p>
          </table:table-cell>
          <table:table-cell table:number-columns-repeated="1016"/>
        </table:table-row>
        <table:table-row table:style-name="ro4">
          <table:table-cell office:value-type="string">
            <text:p>0.1-1 mm/h</text:p>
          </table:table-cell>
          <table:table-cell office:value-type="string">
            <text:p>light rain</text:p>
          </table:table-cell>
          <table:table-cell office:value-type="string">
            <text:p>Небольшие осадки, ясно</text:p>
          </table:table-cell>
          <table:table-cell office:value-type="string">
            <text:p>Небольшие осадки, малооблачно</text:p>
          </table:table-cell>
          <table:table-cell office:value-type="string">
            <text:p>Небольшие осадки, переменная облачность</text:p>
          </table:table-cell>
          <table:table-cell office:value-type="string">
            <text:p>Небольшие осадки, облачно</text:p>
          </table:table-cell>
          <table:table-cell office:value-type="string">
            <text:p>Небольшие осадки, Пасмурно</text:p>
          </table:table-cell>
          <table:table-cell table:number-columns-repeated="1016"/>
        </table:table-row>
        <table:table-row table:style-name="ro5">
          <table:table-cell office:value-type="string">
            <text:p>1-4 mm/h</text:p>
          </table:table-cell>
          <table:table-cell office:value-type="string">
            <text:p>moderate rain</text:p>
          </table:table-cell>
          <table:table-cell office:value-type="string">
            <text:p>Умеренные осадки</text:p>
          </table:table-cell>
          <table:table-cell office:value-type="string">
            <text:p>Умеренные осадки</text:p>
          </table:table-cell>
          <table:table-cell office:value-type="string">
            <text:p>Умеренные осадки</text:p>
          </table:table-cell>
          <table:table-cell office:value-type="string">
            <text:p>Умеренные осадки</text:p>
          </table:table-cell>
          <table:table-cell office:value-type="string">
            <text:p>Умеренные осадки</text:p>
          </table:table-cell>
          <table:table-cell table:number-columns-repeated="1016"/>
        </table:table-row>
        <table:table-row table:style-name="ro5">
          <table:table-cell office:value-type="string">
            <text:p>4-50 mm/h</text:p>
          </table:table-cell>
          <table:table-cell office:value-type="string">
            <text:p>heavy rain</text:p>
          </table:table-cell>
          <table:table-cell office:value-type="string">
            <text:p>Сильные осадки</text:p>
          </table:table-cell>
          <table:table-cell office:value-type="string">
            <text:p>Сильные осадки</text:p>
          </table:table-cell>
          <table:table-cell office:value-type="string">
            <text:p>Сильные осадки</text:p>
          </table:table-cell>
          <table:table-cell office:value-type="string">
            <text:p>Сильные осадки</text:p>
          </table:table-cell>
          <table:table-cell office:value-type="string">
            <text:p>Сильные осадки</text:p>
          </table:table-cell>
          <table:table-cell table:number-columns-repeated="1016"/>
        </table:table-row>
        <table:table-row table:style-name="ro5">
          <table:table-cell office:value-type="string">
            <text:p>&gt;50 mm/h</text:p>
          </table:table-cell>
          <table:table-cell office:value-type="string">
            <text:p>extreme rain</text:p>
          </table:table-cell>
          <table:table-cell office:value-type="string">
            <text:p>Экстремальные осадки</text:p>
          </table:table-cell>
          <table:table-cell office:value-type="string">
            <text:p>Экстремальные осадки</text:p>
          </table:table-cell>
          <table:table-cell office:value-type="string">
            <text:p>Экстремальные осадки</text:p>
          </table:table-cell>
          <table:table-cell office:value-type="string">
            <text:p>Экстремальные осадки</text:p>
          </table:table-cell>
          <table:table-cell office:value-type="string">
            <text:p>Экстремальные осадки</text:p>
          </table:table-cell>
          <table:table-cell table:number-columns-repeated="1016"/>
        </table:table-row>
        <table:table-row table:style-name="ro3" table:number-rows-repeated="2">
          <table:table-cell table:number-columns-repeated="1023"/>
        </table:table-row>
        <table:table-row table:style-name="ro1">
          <table:table-cell office:value-type="string">
            <text:p>&gt; 4 km</text:p>
          </table:table-cell>
          <table:table-cell office:value-type="string">
            <text:p>no snow</text:p>
          </table:table-cell>
          <table:table-cell table:number-columns-repeated="1021"/>
        </table:table-row>
        <table:table-row table:style-name="ro1">
          <table:table-cell office:value-type="string">
            <text:p>1-4 km</text:p>
          </table:table-cell>
          <table:table-cell office:value-type="string">
            <text:p>light snow</text:p>
          </table:table-cell>
          <table:table-cell table:number-columns-repeated="1021"/>
        </table:table-row>
        <table:table-row table:style-name="ro1">
          <table:table-cell office:value-type="string">
            <text:p>0.5-1 km</text:p>
          </table:table-cell>
          <table:table-cell office:value-type="string">
            <text:p>moderate snow</text:p>
          </table:table-cell>
          <table:table-cell table:number-columns-repeated="1021"/>
        </table:table-row>
        <table:table-row table:style-name="ro1">
          <table:table-cell office:value-type="string">
            <text:p>&lt; 0.5 km</text:p>
          </table:table-cell>
          <table:table-cell office:value-type="string">
            <text:p>heavy snow</text:p>
          </table:table-cell>
          <table:table-cell table:number-columns-repeated="1021"/>
        </table:table-row>
        <table:table-row table:style-name="ro3" table:number-rows-repeated="1048559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Links" table:style-name="ta1">
        <table:table-column table:style-name="co9" table:default-cell-style-name="Default"/>
        <table:table-row table:style-name="ro1">
          <table:table-cell office:value-type="string">
            <text:p>http://ru.wikipedia.org/wiki/%D0%9E%D0%B1%D0%BB%D0%B0%D1%87%D0%BD%D0%BE%D1%81%D1%82%D1%8C</text:p>
          </table:table-cell>
        </table:table-row>
        <table:table-row table:style-name="ro1">
          <table:table-cell office:value-type="string">
            <text:p>http://en.wikipedia.org/wiki/Okta</text:p>
          </table:table-cell>
        </table:table-row>
        <table:table-row table:style-name="ro1">
          <table:table-cell office:value-type="string">
            <text:p>http://en.wikipedia.org/wiki/Precipitation_types</text:p>
          </table:table-cell>
        </table:table-row>
        <table:table-row table:style-name="ro1">
          <table:table-cell office:value-type="string">
            <text:p>http://ru.wikipedia.org/wiki/METAR</text:p>
          </table:table-cell>
        </table:table-row>
        <table:table-row table:style-name="ro5">
          <table:table-cell office:value-type="string">
            <text:p><text:a xlink:href="http://wwis.meteoinfo.ru/cloud/">http://wwis.meteoinfo.ru/cloud/</text:a></text:p>
          </table:table-cell>
        </table:table-row>
        <table:table-row table:style-name="ro3" table:number-rows-repeated="1048570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Nelubin</meta:initial-creator>
    <meta:creation-date>2012-09-06T18:27:03</meta:creation-date>
    <dc:date>2012-09-10T14:36:31</dc:date>
    <dc:creator>Denis Nelubin</dc:creator>
    <meta:editing-duration>PT2H48M25S</meta:editing-duration>
    <meta:editing-cycles>15</meta:editing-cycles>
    <meta:generator>LibreOffice/3.5$Linux_x86 LibreOffice_project/350m1$Build-2</meta:generator>
    <meta:document-statistic meta:table-count="4" meta:cell-count="208" meta:object-count="0"/>
  </office:meta>
</office:document-meta>
</file>